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6" style:family="paragraph">
      <style:paragraph-properties style:vertical-align="auto"/>
    </style:style>
    <style:style style:name="P6" style:parent-style-name="Normal" style:list-style-name="LFO6" style:family="paragraph">
      <style:paragraph-properties style:vertical-align="auto"/>
    </style:style>
    <style:style style:name="P7" style:parent-style-name="Normal" style:list-style-name="LFO7" style:family="paragraph">
      <style:paragraph-properties style:vertical-align="auto"/>
    </style:style>
    <style:style style:name="P8" style:parent-style-name="Normal" style:list-style-name="LFO7" style:family="paragraph">
      <style:paragraph-properties style:vertical-align="auto"/>
    </style:style>
    <style:style style:name="P9" style:parent-style-name="Normal" style:list-style-name="LFO7" style:family="paragraph">
      <style:paragraph-properties style:vertical-align="auto"/>
    </style:style>
    <style:style style:name="P10" style:parent-style-name="Normal" style:list-style-name="LFO8" style:family="paragraph">
      <style:paragraph-properties style:vertical-align="auto"/>
    </style:style>
    <style:style style:name="P11" style:parent-style-name="Normal" style:list-style-name="LFO8" style:family="paragraph">
      <style:paragraph-properties style:vertical-align="auto"/>
    </style:style>
    <style:style style:name="P12" style:parent-style-name="Normal" style:list-style-name="LFO8" style:family="paragraph">
      <style:paragraph-properties style:vertical-align="auto"/>
    </style:style>
    <style:style style:name="P13" style:parent-style-name="Normal" style:list-style-name="LFO9" style:family="paragraph">
      <style:paragraph-properties style:vertical-align="auto"/>
    </style:style>
    <style:style style:name="P14" style:parent-style-name="Normal" style:list-style-name="LFO9" style:family="paragraph">
      <style:paragraph-properties style:vertical-align="auto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10" style:family="paragraph">
      <style:paragraph-properties style:vertical-align="auto"/>
    </style:style>
    <style:style style:name="P17" style:parent-style-name="Normal" style:list-style-name="LFO10" style:family="paragraph">
      <style:paragraph-properties style:vertical-align="auto"/>
    </style:style>
    <style:style style:name="P18" style:parent-style-name="Normal" style:list-style-name="LFO10" style:family="paragraph">
      <style:paragraph-properties style:vertical-align="auto"/>
    </style:style>
    <style:style style:name="P19" style:parent-style-name="Normal" style:list-style-name="LFO10" style:family="paragraph">
      <style:paragraph-properties style:vertical-align="auto"/>
    </style:style>
    <style:style style:name="P20" style:parent-style-name="Normal" style:list-style-name="LFO10" style:family="paragraph">
      <style:paragraph-properties style:vertical-align="auto"/>
    </style:style>
    <style:style style:name="P21" style:parent-style-name="Normal" style:list-style-name="LFO10" style:family="paragraph">
      <style:paragraph-properties style:vertical-align="auto"/>
    </style:style>
  </office:automatic-styles>
  <office:body>
    <office:text text:use-soft-page-breaks="true">
      <text:p text:style-name="P1">Updated 11/11/09</text:p>
      <text:p text:style-name="P2"/>
      <text:p text:style-name="P3"/>
      <text:p text:style-name="P4">Installing the developmental environment for Open Seas (For Windows)</text:p>
      <text:p text:style-name="Normal">To Install Ruby: (This is the Language)</text:p>
      <text:list text:style-name="LFO6" text:continue-numbering="true">
        <text:list-item>
          <text:p text:style-name="P5">Download it here:<text:a xlink:href="http://rubyonrails.org/download" office:target-frame-name="_top" xlink:show="replace"><text:span text:style-name="Hyperlink"><text:s/>http://rubyforge.org/frs/download.php/29263/ruby186-26.exe</text:span></text:a></text:p>
        </text:list-item>
        <text:list-item>
          <text:p text:style-name="P6">Open the file and go through the installer. When prompted what to install, only SCITE is optional.</text:p>
        </text:list-item>
      </text:list>
      <text:p text:style-name="Normal">To Install RubyGems: (Ruby Package Manager)<text:s/></text:p>
      <text:list text:style-name="LFO7" text:continue-numbering="true">
        <text:list-item>
          <text:p text:style-name="P7">Download it here:<text:s/><text:a xlink:href="http://rubyforge.org/frs/download.php/60719/rubygems-1.3.5.zip" office:target-frame-name="_top" xlink:show="replace"><text:span text:style-name="Hyperlink">http://rubyforge.org/frs/download.php/60719/rubygems-1.3.5.zip</text:span></text:a></text:p>
        </text:list-item>
        <text:list-item>
          <text:p text:style-name="P8">Write in command line “gem install rails”</text:p>
        </text:list-item>
        <text:list-item>
          <text:p text:style-name="P9">Then, when that is done, write “gem install mislav-will_paginate -s<text:s/><text:a xlink:href="http://gems.github.com" office:target-frame-name="_blank" xlink:show="new"><text:span text:style-name="Hyperlink">http://gems.github.com</text:span></text:a>”</text:p>
        </text:list-item>
      </text:list>
      <text:p text:style-name="Normal">To Install RadRails: (Eclipse Plugin IDE for Ruby on Rails):</text:p>
      <text:list text:style-name="LFO8" text:continue-numbering="true">
        <text:list-item>
          <text:p text:style-name="P10">Paste<text:s/><text:a xlink:href="http://download.aptana.com/tools/radrails/plugin/install/radrails-bundle" office:target-frame-name="_top" xlink:show="replace"><text:span text:style-name="Hyperlink">http://download.aptana.com/tools/radrails/plugin/install/radrails-bundle</text:span></text:a><text:s/>into your eclipse update.</text:p>
        </text:list-item>
        <text:list-item>
          <text:p text:style-name="P11">Depending on your version this is located in help and install new software. Add the site and install.</text:p>
        </text:list-item>
        <text:list-item>
          <text:p text:style-name="P12">Restart eclipse after it has completed the installation.</text:p>
        </text:list-item>
      </text:list>
      <text:p text:style-name="Normal">To Install MySql:</text:p>
      <text:list text:style-name="LFO9" text:continue-numbering="true">
        <text:list-item>
          <text:p text:style-name="P13">Go to MySQL site and install.<text:s/><text:a xlink:href="http://dev.mysql.com/downloads/mysql/5.0.html#win32" office:target-frame-name="_top" xlink:show="replace"><text:span text:style-name="Hyperlink">http://dev.mysql.com/downloads/mysql/5.0.html#win32</text:span></text:a></text:p>
        </text:list-item>
        <text:list-item>
          <text:p text:style-name="P14">If you already have MySQL installed but it is 5.1 or later you will need to go to this site and follow the directions to run Open Seas<text:s/><text:a xlink:href="http://forums.aptana.com/viewtopic.php?t=7563" office:target-frame-name="_top" xlink:show="replace"><text:span text:style-name="Hyperlink">http://forums.aptana.com/viewtopic.php?t=7563</text:span></text:a></text:p>
        </text:list-item>
      </text:list>
      <text:p text:style-name="P15">Executing Open Seas</text:p>
      <text:list text:style-name="LFO10" text:continue-numbering="true">
        <text:list-item>
          <text:p text:style-name="P16">Open Eclipse and import the project.</text:p>
        </text:list-item>
        <text:list-item>
          <text:p text:style-name="P17"><text:s/>Access the database.yml file in Open_Seas/config and change the password and user name according to your MySQL set up.</text:p>
        </text:list-item>
        <text:list-item>
          <text:p text:style-name="P18">Create the database by going to 'window'-&gt;'views'-.'rake tasks' then on the list of tasks select<text:s/><text:a xlink:href="db:create" office:target-frame-name="_top" xlink:show="replace"><text:span text:style-name="Hyperlink">db:create</text:span></text:a>. Run it and this will be the only time you run it if it is the first time.</text:p>
        </text:list-item>
        <text:list-item>
          <text:p text:style-name="P19"><text:s/>Then run<text:s/><text:a xlink:href="db:migrate:reset" office:target-frame-name="_top" xlink:show="replace"><text:span text:style-name="Hyperlink">db:migrate:reset</text:span></text:a><text:s/>to insert the data and tables. This should be run every time for updates.</text:p>
        </text:list-item>
        <text:list-item>
          <text:p text:style-name="P20">Then run db:fixtures:load to insert sample data.</text:p>
        </text:list-item>
        <text:list-item>
          <text:p text:style-name="P21">Run the project Open_Seas as a Rails Application.</text:p>
        </text:list-item>
      </text:list>
      <text:p text:style-name="Normal"/>
      <text:p text:style-name="Normal">*If there are any other errors please contact group 6 or try restarting Eclipse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essie </meta:initial-creator>
    <dc:creator>CHANGE_ME</dc:creator>
    <meta:creation-date>2009-10-28T12:37:00Z</meta:creation-date>
    <dc:date>2009-11-11T22:57:00Z</dc:date>
    <meta:template xlink:href="Normal.dotm" xlink:type="simple"/>
    <meta:editing-cycles>3</meta:editing-cycles>
    <meta:editing-duration>PT60S</meta:editing-duration>
    <meta:document-statistic meta:page-count="1" meta:paragraph-count="4" meta:word-count="339" meta:character-count="2270" meta:row-count="16" meta:non-whitespace-character-count="1935"/>
  </office:meta>
</office:document-meta>
</file>